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.6999998092651pt" style:text-underline-style="none" fo:font-weight="normal" style:font-size-asian="10.6999998092651pt" style:font-weight-asian="normal" style:font-size-complex="10.699999809265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.6999998092651pt" style:text-underline-style="none" fo:font-weight="normal" style:font-size-asian="10.6999998092651pt" style:font-weight-asian="normal" style:font-size-complex="10.699999809265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.6999998092651pt" fo:language="en" fo:country="GB" style:text-underline-style="none" fo:font-weight="normal" style:font-size-asian="10.6999998092651pt" style:font-weight-asian="normal" style:font-size-complex="10.699999809265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.6999998092651pt" style:text-underline-style="solid" style:text-underline-width="auto" style:text-underline-color="font-color" fo:font-weight="bold" style:font-size-asian="10.6999998092651pt" style:font-weight-asian="bold" style:font-size-complex="10.699999809265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.6999998092651pt" style:text-underline-style="none" fo:font-weight="normal" style:font-size-asian="10.6999998092651pt" style:font-weight-asian="normal" style:font-size-complex="10.6999998092651pt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76" text:date-value="2007-08-01T15:49:00.97" text:fixed="true">1 August 2007</text:date></text:p>
      <text:p text:style-name="P4"/>
      <text:p text:style-name="P5">Proheart Reminder</text:p>
      <text:p text:style-name="P6">Dear <text:user-field-get text:name="ownerName">[party:getPartyFullName(party:getPatientOwner(openvpms:get(.,'patient.entity')))]</text:user-field-get>,</text:p>
      <text:p text:style-name="P6"/>
      <text:p text:style-name="P6"><text:s text:c="2"/>We are writing to remind you that <text:user-field-get text:name="patientName">patient.entity.name</text:user-field-get> is due for another Proheart injection. <text:s/>This injection needs to be given every 12 months to maintain protection against heartworm.</text:p>
      <text:p text:style-name="P6"/>
      <text:p text:style-name="P6"><text:s text:c="2"/>Remember that all heartworm medications are preventative only and that adult worms can develop if proper frequency of medication is not maintained. <text:s/>The expense and risk involved in treating your dog for adult heartworms is much higher.</text:p>
      <text:p text:style-name="P6"/>
      <text:p text:style-name="P6"><text:s text:c="2"/>Please disregard this letter if you have already attended to this matter or notify us if you believe our records are incorrect.</text:p>
      <text:p text:style-name="P6"/>
      <text:p text:style-name="P6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73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01T15:49:40</dc:date>
    <dc:language>en-US</dc:language>
    <meta:editing-cycles>50</meta:editing-cycles>
    <meta:editing-duration>PT9H47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91" meta:character-count="574"/>
  </office:meta>
</office:document-meta>
</file>